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.sortByG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.getSpecialis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getC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get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setPhysician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getPhysicia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setResultForma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getResultForma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on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arch.getSpecialist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.getPhysici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getResultForma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.getFac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physicianTypeChange( javax . faces . event . ValueChangeEvent v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arch.setSpecialistsDisabl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sortBy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